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8e2c47" style:font-size-asian="10pt" style:font-size-complex="10pt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eb4913f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52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3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54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55" style:family="paragraph" style:parent-style-name="Footnote">
      <loext:graphic-properties draw:fill-hatch-name="hatch"/>
      <style:paragraph-properties style:vertical-align="auto"/>
      <style:text-properties officeooo:paragraph-rsid="108e2c47"/>
    </style:style>
    <style:style style:name="P56" style:family="paragraph" style:parent-style-name="Standard">
      <loext:graphic-properties draw:fill-hatch-name="hatch"/>
      <style:paragraph-properties style:vertical-align="auto"/>
      <style:text-properties officeooo:paragraph-rsid="108b8da9"/>
    </style:style>
    <style:style style:name="P57" style:family="paragraph" style:parent-style-name="Footnote">
      <style:text-properties officeooo:paragraph-rsid="102c1a0f"/>
    </style:style>
    <style:style style:name="P58" style:family="paragraph" style:parent-style-name="Standard">
      <style:text-properties officeooo:paragraph-rsid="1044b2e0"/>
    </style:style>
    <style:style style:name="P59" style:family="paragraph" style:parent-style-name="Footnote">
      <style:text-properties officeooo:paragraph-rsid="1020b286"/>
    </style:style>
    <style:style style:name="P60" style:family="paragraph" style:parent-style-name="Standard">
      <style:text-properties officeooo:paragraph-rsid="104d50c8"/>
    </style:style>
    <style:style style:name="P61" style:family="paragraph" style:parent-style-name="Standard">
      <style:text-properties officeooo:paragraph-rsid="10656f7f"/>
    </style:style>
    <style:style style:name="P62" style:family="paragraph" style:parent-style-name="Standard">
      <style:text-properties officeooo:paragraph-rsid="106b703b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Footnote">
      <style:text-properties officeooo:paragraph-rsid="108e3d76"/>
    </style:style>
    <style:style style:name="P67" style:family="paragraph" style:parent-style-name="Standard">
      <style:text-properties officeooo:paragraph-rsid="101c0948"/>
    </style:style>
    <style:style style:name="P68" style:family="paragraph" style:parent-style-name="Standard">
      <style:text-properties officeooo:paragraph-rsid="1092a9da"/>
    </style:style>
    <style:style style:name="P69" style:family="paragraph" style:parent-style-name="Standard">
      <style:text-properties officeooo:paragraph-rsid="0c819a59"/>
    </style:style>
    <style:style style:name="P70" style:family="paragraph" style:parent-style-name="Standard">
      <style:text-properties officeooo:paragraph-rsid="0c8364eb"/>
    </style:style>
    <style:style style:name="P71" style:family="paragraph" style:parent-style-name="Standard">
      <style:text-properties officeooo:paragraph-rsid="0ddfbc49"/>
    </style:style>
    <style:style style:name="P7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4" style:family="paragraph" style:parent-style-name="Standard" style:list-style-name="L1">
      <style:paragraph-properties fo:break-before="page"/>
      <style:text-properties officeooo:paragraph-rsid="0b0ddd8e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style:font-size-asian="12pt" style:font-size-complex="12pt"/>
    </style:style>
    <style:style style:name="T14" style:family="text">
      <style:text-properties style:font-name="Liberation Sans" fo:font-size="12pt" style:text-underline-style="none" officeooo:rsid="00bddfbe" style:font-size-asian="12pt" style:font-size-complex="12pt"/>
    </style:style>
    <style:style style:name="T15" style:family="text">
      <style:text-properties style:font-name="Liberation Sans" fo:font-size="12pt" style:text-underline-style="none" officeooo:rsid="1092a9da" style:font-size-asian="12pt" style:font-size-complex="12pt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87d3f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87e4b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36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39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4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4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50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51" style:family="text">
      <style:text-properties fo:color="#000000" loext:opacity="100%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6" style:family="text">
      <style:text-properties fo:color="#000000" loext:opacity="100%" style:font-name="Liberation Sans" fo:font-size="12pt" style:font-size-asian="12pt" style:font-size-complex="12pt"/>
    </style:style>
    <style:style style:name="T17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8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officeooo:rsid="0f2e8f46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6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07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2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3" style:family="text">
      <style:text-properties style:use-window-font-color="true" loext:opacity="0%" style:font-name="Liberation Sans" fo:font-size="12pt" style:font-size-asian="12pt" style:font-size-complex="12pt"/>
    </style:style>
    <style:style style:name="T23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5" style:family="text">
      <style:text-properties officeooo:rsid="04473353"/>
    </style:style>
    <style:style style:name="T2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officeooo:rsid="0aace3cd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officeooo:rsid="0f8f58bd"/>
    </style:style>
    <style:style style:name="T262" style:family="text">
      <style:text-properties officeooo:rsid="0f95a7a0"/>
    </style:style>
    <style:style style:name="T263" style:family="text">
      <style:text-properties officeooo:rsid="1059a4a9"/>
    </style:style>
    <style:style style:name="T264" style:family="text">
      <style:text-properties officeooo:rsid="108091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2"><text:span text:style-name="T155">C</text:span><text:span text:style-name="T154">hecklist voor </text:span><text:span text:style-name="T156">de installatie</text:span><text:span text:style-name="T154"> van </text:span><text:span text:style-name="T154"><text:user-field-get text:name="Distro">Ubuntu</text:user-field-get></text:span><text:span text:style-name="T154"><text:s/></text:span><text:span text:style-name="T160"><text:user-field-get text:name="Version">24.04 LTS</text:user-field-get></text:span><text:span text:style-name="T158"><text:note text:id="ftn1" text:note-class="footnote"><text:note-citation>1</text:note-citation><text:note-body><text:p text:style-name="P57"><text:span text:style-name="T249">D</text:span><text:span text:style-name="T240">eze </text:span><text:span text:style-name="T251"><text:user-field-get text:name="Distro">Ubuntu</text:user-field-get></text:span><text:span text:style-name="T242"><text:s/></text:span><text:span text:style-name="T252"><text:user-field-get text:name="Version">24.04 LTS</text:user-field-get></text:span><text:span text:style-name="T252"><text:s/>Desktop</text:span><text:span text:style-name="T240"> van april</text:span><text:span text:style-name="T243"> </text:span><text:span text:style-name="T253"><text:user-field-get text:name="Releaseyear">2024</text:user-field-get></text:span><text:span text:style-name="T244"><text:s/></text:span><text:span text:style-name="T249">is een zogenaamde </text:span><text:span text:style-name="T240">LTS-</text:span><text:span text:style-name="T249">versie</text:span><text:span text:style-name="T240"> </text:span><text:span text:style-name="T249">(</text:span><text:span text:style-name="T240">staat voor Long-Term Support, </text:span><text:span text:style-name="T241">langetermijnondersteuning</text:span><text:span text:style-name="T249">)</text:span><text:span text:style-name="T241"> </text:span><text:span text:style-name="T250">en</text:span><text:span text:style-name="T244"> </text:span><text:span text:style-name="T240">wordt gedurende 5 jaar ondersteund tot april 202</text:span><text:span text:style-name="T248">9</text:span><text:span text:style-name="T240">, en met een </text:span><text:span text:style-name="T247">gratis persoonlijk </text:span><text:span text:style-name="T240">Ubuntu </text:span><text:span text:style-name="T245">P</text:span><text:span text:style-name="T240">ro-abonnement gedurende 1</text:span><text:span text:style-name="T246">0</text:span><text:span text:style-name="T240"> jaar tot april 203</text:span><text:span text:style-name="T248">4</text:span><text:span text:style-name="T240">.</text:span></text:p></text:note-body></text:note></text:span><text:span text:style-name="T159"><text:s/></text:span><text:span text:style-name="T161">Desktop</text:span><text:span text:style-name="T157">.</text:span></text:p>
      <text:p text:style-name="P67"/>
      <text:p text:style-name="P9"/>
      <text:p text:style-name="P63">Vul het tekstvak achter &lt;...&gt; in</text:p>
      <text:p text:style-name="P3"><text:span text:style-name="T20">&lt;</text:span><text:span text:style-name="T232">g</text:span><text:span text:style-name="T10">ebruiker</text:span><text:span text:style-name="T20">&gt;</text:span><text:span text:style-name="T230"><text:tab/></text:span><text:span text:style-name="T234"> </text:span><text:span text:style-name="T233"><text:tab/><text:tab/><text:tab/></text:span><text:span text:style-name="T217"><draw:control text:anchor-type="as-char" svg:y="-0.4cm" draw:z-index="12" draw:name="Gebruiker 2" draw:style-name="gr2" draw:text-style-name="P80" svg:width="6.002cm" svg:height="0.5cm" draw:control="control11"><svg:title>Gebruiker</svg:title><svg:desc>Volledige naam, bijv. Jan Stek</svg:desc></draw:control></text:span><text:span text:style-name="T217"><text:tab/></text:span><text:span text:style-name="T218">b</text:span><text:span text:style-name="T212">ijv</text:span><text:span text:style-name="T214">.</text:span><text:span text:style-name="T212"> </text:span><text:span text:style-name="T215">J</text:span><text:span text:style-name="T216">a</text:span><text:span text:style-name="T215">n </text:span><text:span text:style-name="T216">Jansen</text:span></text:p>
      <text:p text:style-name="P62"><text:span text:style-name="T231">&lt;g</text:span><text:span text:style-name="T13">ebruikersnaam&gt;<text:tab/></text:span><text:span text:style-name="T209"><draw:control text:anchor-type="as-char" svg:y="-0.4cm" draw:z-index="13" draw:name="Gberuikersnaam 3" draw:style-name="gr2" draw:text-style-name="P80" svg:width="6.002cm" svg:height="0.5cm" draw:control="control12"><svg:title>Gebruikersnaam</svg:title><svg:desc>Korte naam, bijv. jan</svg:desc></draw:control></text:span><text:span text:style-name="T209"><text:tab/></text:span><text:span text:style-name="T218">b</text:span><text:span text:style-name="T210">ijv</text:span><text:span text:style-name="T211">.</text:span><text:span text:style-name="T4"> </text:span><text:span text:style-name="T173">j</text:span><text:span text:style-name="T174">a</text:span><text:span text:style-name="T173">n</text:span></text:p>
      <text:p text:style-name="P2"><text:span text:style-name="T13">&lt;</text:span><text:span text:style-name="T15">computernaam</text:span><text:span text:style-name="T13">&gt;</text:span><text:span text:style-name="T219"><text:tab/><text:tab/></text:span><text:span text:style-name="T2"><draw:control text:anchor-type="as-char" svg:y="-0.4cm" draw:z-index="14" draw:name="Computernaam 1" draw:style-name="gr2" draw:text-style-name="P80" svg:width="6.002cm" svg:height="0.5cm" draw:control="control13"><svg:title>Computernaam</svg:title><svg:desc>Unieke naam van de computer</svg:desc></draw:control></text:span><text:span text:style-name="T2"> <text:tab/></text:span><text:span text:style-name="T218">b</text:span><text:span text:style-name="T212">ijv</text:span><text:span text:style-name="T214">.</text:span><text:span text:style-name="T220"> </text:span><text:span text:style-name="T223">pc02</text:span></text:p>
      <text:p text:style-name="P3"><text:span text:style-name="T224">&lt;</text:span><text:span text:style-name="T226">g</text:span><text:span text:style-name="T224">ebruiker&gt;</text:span><text:span text:style-name="T222"><text:tab/></text:span><text:span text:style-name="T233"> <text:tab/><text:tab/><text:tab/></text:span><text:span text:style-name="T217"><draw:control text:anchor-type="as-char" svg:y="-0.4cm" draw:z-index="15" draw:name="Gebruiker 3" draw:style-name="gr2" draw:text-style-name="P80" svg:width="6.002cm" svg:height="0.5cm" draw:control="control14"><svg:title>Gebruiker</svg:title><svg:desc>Volledige naam, bijv. Jan Stek</svg:desc></draw:control></text:span><text:span text:style-name="T217"><text:tab/></text:span><text:span text:style-name="T218">e</text:span><text:span text:style-name="T213">v</text:span><text:span text:style-name="T214">t.</text:span><text:span text:style-name="T213"> extra gebruikers</text:span></text:p>
      <text:p text:style-name="P68"><text:span text:style-name="T224">&lt;</text:span><text:span text:style-name="T226">g</text:span><text:span text:style-name="T224">ebruiker</text:span><text:span text:style-name="T227">sn</text:span><text:span text:style-name="T225">aa</text:span><text:span text:style-name="T227">m</text:span><text:span text:style-name="T224">&gt;<text:tab/></text:span><text:span text:style-name="T209"><draw:control text:anchor-type="as-char" svg:y="-0.4cm" draw:z-index="16" draw:name="Gberuikersnaam 4" draw:style-name="gr2" draw:text-style-name="P80" svg:width="6.002cm" svg:height="0.5cm" draw:control="control15"><svg:title>Gebruikersnaam</svg:title><svg:desc>Korte naam, bijv. jan</svg:desc></draw:control></text:span><text:span text:style-name="T209"><text:tab/></text:span><text:span text:style-name="T221">e</text:span><text:span text:style-name="T228">v</text:span><text:span text:style-name="T229">t.</text:span><text:span text:style-name="T228"> extra gebruikers</text:span></text:p>
      <text:p text:style-name="P65"><text:span text:style-name="T264">v</text:span>ervang &lt;...&gt; in deze checklist door de waarde in het tekstvak.</text:p>
      <text:p text:style-name="P25"/>
      <text:p text:style-name="P25"/>
      <text:p text:style-name="P1"><text:span text:style-name="Strong_20_Emphasis"><text:span text:style-name="T136">Nog niet op Linux?</text:span></text:span><text:span text:style-name="T165"><text:tab/></text:span><text:span text:style-name="T169">G</text:span><text:span text:style-name="T166">ebruik </text:span><text:span text:style-name="Strong_20_Emphasis"><text:span text:style-name="T170">Checklist </text:span></text:span><text:span text:style-name="Strong_20_Emphasis"><text:span text:style-name="T171">overzetten</text:span></text:span><text:span text:style-name="T166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67"> onder </text:span><text:span text:style-name="Strong_20_Emphasis"><text:span text:style-name="T137">Linux</text:span></text:span><text:span text:style-name="T168">.</text:span></text:p>
      <text:p text:style-name="P24"><text:span text:style-name="Strong_20_Emphasis"><text:span text:style-name="T138">Nieuwe installatie?</text:span></text:span><text:span text:style-name="T133"><text:tab/></text:span><text:span text:style-name="T135">B</text:span><text:span text:style-name="T133">egin bij hoofdstuk </text:span><text:span text:style-name="Strong_20_Emphasis"><text:span text:style-name="T138"><text:bookmark-ref text:reference-format="page" text:ref-name="__RefNumPara__4009_1271708128">2</text:bookmark-ref></text:span></text:span><text:span text:style-name="Strong_20_Emphasis"><text:span text:style-name="T138"><text:s text:c="2"/></text:span></text:span><text:span text:style-name="Strong_20_Emphasis"><text:span text:style-name="T139"><text:bookmark-ref text:reference-format="text" text:ref-name="__RefNumPara__4009_1271708128">Installatie uitvoeren</text:bookmark-ref></text:span></text:span><text:span text:style-name="T134">.</text:span></text:p>
      <text:p text:style-name="P16"/>
      <text:p text:style-name="P16"/>
      <text:list text:style-name="L1">
        <text:list-item>
          <text:p text:style-name="P75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78"><draw:control text:anchor-type="as-char" draw:z-index="5" draw:name="Vorm3_0" draw:style-name="gr1" draw:text-style-name="P7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78"><draw:control text:anchor-type="as-char" draw:z-index="8" draw:name="Vorm3_ 2" draw:style-name="gr1" draw:text-style-name="P7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9"><text:span text:style-name="T45">Aanmelden als </text:span><text:span text:style-name="T8">&lt;</text:span><text:span text:style-name="T9">gebruiker&gt;</text:span><text:span text:style-name="T8"><text:note text:id="ftn2" text:note-class="footnote"><text:note-citation>2</text:note-citation><text:note-body><text:p text:style-name="P35"><text:span text:style-name="T98">E</text:span><text:span text:style-name="T111">v</text:span><text:span text:style-name="T112">en</text:span><text:span text:style-name="T114">t</text:span><text:span text:style-name="T115">uele </text:span><text:span text:style-name="T116">extra </text:span><text:span text:style-name="T118">gebruikers</text:span><text:span text:style-name="T116"> aanmelden </text:span><text:span text:style-name="T117">en dezelfde stappen uitvoeren</text:span><text:span text:style-name="T113">.</text:span></text:p></text:note-body></text:note></text:span><text:span text:style-name="T46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69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Strong_20_Emphasis"><text:span text:style-name="T80"><draw:control text:anchor-type="as-char" draw:z-index="17" draw:name="Vorm4" draw:style-name="gr1" draw:text-style-name="P7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56"><text:span text:style-name="T71">D</text:span><text:span text:style-name="T58">ruk op de </text:span><text:span text:style-name="T27">Super</text:span><text:span text:style-name="T58">-toets</text:span><text:span text:style-name="T39"><text:note text:id="ftn3" text:note-class="footnote"><text:note-citation>3</text:note-citation><text:note-body><text:p text:style-name="P55"><text:span text:style-name="T181">De </text:span><text:span text:style-name="T152">Super</text:span><text:span text:style-name="T181">-toets is de </text:span><text:span text:style-name="T151">Windows</text:span><text:span text:style-name="T181">-toets, </text:span><text:span text:style-name="T151">Command</text:span><text:span text:style-name="T181">-toets </text:span><text:span text:style-name="T182">(Apple)</text:span><text:span text:style-name="T181">, of </text:span><text:span text:style-name="T151">Vergrootglas</text:span><text:span text:style-name="T181">-toets </text:span><text:span text:style-name="T182">(Chromebook)</text:span><text:span text:style-name="T181">.</text:span></text:p></text:note-body></text:note></text:span><text:span text:style-name="T53">, </text:span><text:span text:style-name="T62">t</text:span><text:span text:style-name="T57">yp </text:span><text:span text:style-name="User_20_Entry"><text:span text:style-name="T25">t</text:span></text:span><text:span text:style-name="User_20_Entry"><text:span text:style-name="T24">erm</text:span></text:span><text:span text:style-name="T49"> </text:span><text:span text:style-name="T63">e</text:span><text:span text:style-name="T48">n </text:span><text:span text:style-name="T60">k</text:span><text:span text:style-name="T48">lik op het pictogram van </text:span><text:span text:style-name="Strong_20_Emphasis"><text:span text:style-name="T31">Terminalvenster</text:span></text:span><text:span text:style-name="T49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47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49"> de </text:span><text:span text:style-name="T76">volgende </text:span><text:span text:style-name="T50">twee </text:span><text:span text:style-name="T49">opdrachten, ieder gevolgd door de </text:span><text:span text:style-name="T28">Enter</text:span><text:span text:style-name="T48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8"><text:span text:style-name="User_20_Entry"><text:span text:style-name="T22">wget karelzimmer.nl/</text:span></text:span><text:span text:style-name="User_20_Entry"><text:span text:style-name="T129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6" office:value-type="string">
            <text:p text:style-name="P58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7" office:value-type="string">
            <text:p text:style-name="P31"><text:span text:style-name="T2">V</text:span><text:span text:style-name="T51">olg </text:span><text:span text:style-name="T5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70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T80"><draw:control text:anchor-type="as-char" draw:z-index="18" draw:name="Vorm 3" draw:style-name="gr1" draw:text-style-name="P79" svg:width="0.35cm" svg:height="0.35cm" draw:control="control17"/></text:span></text:p>
          </table:table-cell>
          <table:table-cell table:style-name="_31_._5f_Installatie_5f_voorbereiden.A1" office:value-type="string">
            <text:p text:style-name="P45"><text:span text:style-name="T80"><draw:control text:anchor-type="as-char" draw:z-index="19" draw:name="Vorm 4" draw:style-name="gr1" draw:text-style-name="P79" svg:width="0.35cm" svg:height="0.35cm" draw:control="control18"/></text:span></text:p>
          </table:table-cell>
          <table:table-cell table:style-name="_31_._5f_Installatie_5f_voorbereiden.D9" office:value-type="string">
            <text:p text:style-name="P51"><text:span text:style-name="T71">D</text:span><text:span text:style-name="T54">ruk </text:span><text:span text:style-name="T55">op de </text:span><text:span text:style-name="T29">Super</text:span><text:span text:style-name="T55">-toets</text:span><text:span text:style-name="T53">, </text:span><text:span text:style-name="T56">t</text:span><text:span text:style-name="T57">yp </text:span><text:span text:style-name="User_20_Entry"><text:span text:style-name="T25">m</text:span></text:span><text:span text:style-name="User_20_Entry"><text:span text:style-name="T24">enu</text:span></text:span><text:span text:style-name="T58"> </text:span><text:span text:style-name="T59">e</text:span><text:span text:style-name="T48">n </text:span><text:span text:style-name="T60">k</text:span><text:span text:style-name="T48">lik op het pictogram van</text:span><text:span text:style-name="T81"> </text:span><text:span text:style-name="Strong_20_Emphasis"><text:span text:style-name="T32">Installatiem</text:span></text:span><text:span text:style-name="Strong_20_Emphasis"><text:span text:style-name="T33">enu</text:span>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T47"/></text:p>
          </table:table-cell>
          <table:table-cell table:style-name="_31_._5f_Installatie_5f_voorbereiden.A1" office:value-type="string">
            <text:p text:style-name="P40"><text:span text:style-name="T47"/></text:p>
          </table:table-cell>
          <table:table-cell table:style-name="_31_._5f_Installatie_5f_voorbereiden.D10" office:value-type="string">
            <text:p text:style-name="P48"><text:span text:style-name="T74">Selecteer</text:span><text:span text:style-name="T52"> </text:span><text:span text:style-name="Strong_20_Emphasis"><text:span text:style-name="T34">1</text:span></text:span><text:span text:style-name="T83"> </text:span><text:span text:style-name="T84">Installatie voorbereiden</text:span><text:span text:style-name="T70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1" office:value-type="string">
            <text:p text:style-name="P32"><text:span text:style-name="T2">V</text:span><text:span text:style-name="T51">olg </text:span><text:span text:style-name="T52">de aanwijzingen op het scherm.</text:span></text:p>
          </table:table-cell>
        </table:table-row>
      </table:table>
      <text:p text:style-name="P69"/>
      <text:list text:continue-numbering="true" text:style-name="L1">
        <text:list-item>
          <text:p text:style-name="P74"><text:bookmark-start text:name="__RefNumPara__4009_1271708128"/><text:span text:style-name="Strong_20_Emphasis"><text:span text:style-name="T17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B1" office:value-type="string">
            <text:p text:style-name="P37"><text:span text:style-name="Strong_20_Emphasis"><text:span text:style-name="T80"><draw:control text:anchor-type="as-char" draw:z-index="2" draw:name="Vorm9" draw:style-name="gr1" draw:text-style-name="P7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0"><text:span text:style-name="T176">Start de computer op vanaf</text:span><text:span text:style-name="T176"><text:note text:id="ftn4" text:note-class="footnote"><text:note-citation>1</text:note-citation><text:note-body><text:p text:style-name="P66"><text:span text:style-name="T122">B</text:span><text:span text:style-name="T123">ootmenu/</text:span><text:span text:style-name="T122">S</text:span><text:span text:style-name="T123">etup</text:span><text:span text:style-name="T121"> via </text:span><text:span text:style-name="T119">é</text:span><text:span text:style-name="T120">é</text:span><text:span text:style-name="T122">n van de </text:span><text:span text:style-name="T124">Veelgebruikte toetsen:</text:span><text:span text:style-name="T125"> </text:span><text:span text:style-name="T130">Esc</text:span><text:span text:style-name="T125">, </text:span><text:span text:style-name="T130">Delete</text:span><text:span text:style-name="T125">, </text:span><text:span text:style-name="T130">F1</text:span><text:span text:style-name="T125">, </text:span><text:span text:style-name="T130">F2</text:span><text:span text:style-name="T125">, </text:span><text:span text:style-name="T130">F9</text:span><text:span text:style-name="T125">, </text:span><text:span text:style-name="T130">F10</text:span><text:span text:style-name="T125">, </text:span><text:span text:style-name="T130">F11</text:span><text:span text:style-name="T125">, of </text:span><text:span text:style-name="T130">F12</text:span></text:p></text:note-body></text:note></text:span><text:span text:style-name="T176"> </text:span><text:span text:style-name="T180">een </text:span><text:span text:style-name="T162"><text:user-field-get text:name="Distro">Ubuntu</text:user-field-get></text:span><text:span text:style-name="T175"><text:s/></text:span><text:span text:style-name="T163"><text:user-field-get text:name="Version">24.04 LTS</text:user-field-get></text:span><text:span text:style-name="T163"><text:s/></text:span><text:span text:style-name="T164">Desktop</text:span><text:span text:style-name="T92"> </text:span><text:span text:style-name="T93">L</text:span><text:span text:style-name="T94">ive</text:span><text:span text:style-name="T94"><text:note text:id="ftn5" text:note-class="footnote"><text:note-citation>2</text:note-citation><text:note-body><text:p text:style-name="P47"><text:span text:style-name="T235">Vanaf ee</text:span>n <text:span text:style-name="T262">L</text:span>ive <text:span text:style-name="T261">USB</text:span><text:span text:style-name="T239">-stick</text:span><text:span text:style-name="T18"> </text:span>kunt <text:span text:style-name="T235">u opstarten en</text:span> <text:span text:style-name="T16">met </text:span><text:span text:style-name="T183"><text:user-field-get text:name="Distro">Ubuntu</text:user-field-get></text:span><text:span text:style-name="T183"><text:s/></text:span>werken zonder enige bestanden op de harde schijf te wijzigen en maakt ook installatie van <text:span text:style-name="T183"><text:user-field-get text:name="Distro">Ubuntu</text:user-field-get></text:span><text:span text:style-name="T183"><text:s/></text:span>mogelijk.</text:p></text:note-body></text:note></text:span><text:span text:style-name="T94"> </text:span><text:span text:style-name="T97">USB</text:span><text:span text:style-name="T95">-stick</text:span><text:span text:style-name="T95"><text:note text:id="ftn6" text:note-class="footnote"><text:note-citation>3</text:note-citation><text:note-body><text:p text:style-name="P59"><text:span text:style-name="T109">Maak een opstartbare USB-stick</text:span><text:span text:style-name="T104">:</text:span><text:span text:style-name="Strong_20_Emphasis"><text:span text:style-name="T131"><text:line-break/></text:span></text:span><text:span text:style-name="T99">Download </text:span><text:span text:style-name="T100">een </text:span><text:span text:style-name="Sterk_20_accent_20_voetnoot"><text:span text:style-name="T37"><text:user-field-get text:name="Distro">Ubuntu</text:user-field-get></text:span></text:span><text:span text:style-name="Sterk_20_accent_20_voetnoot"><text:span text:style-name="T37"><text:s/>Desktop </text:span></text:span><text:span text:style-name="Sterk_20_accent_20_voetnoot"><text:span text:style-name="T37"><text:user-field-get text:name="Version">24.04 LTS</text:user-field-get></text:span></text:span><text:span text:style-name="T110"><text:s/></text:span><text:span text:style-name="T102">i</text:span><text:span text:style-name="T107">mage</text:span><text:span text:style-name="T102"> </text:span><text:span text:style-name="T101">vanaf </text:span><text:a xlink:type="simple" xlink:href="https://ubuntu.com/" text:style-name="Internet_20_link" text:visited-style-name="Visited_20_Internet_20_Link"><text:span text:style-name="T238">ubuntu.com</text:span></text:a><text:span text:style-name="T101">.</text:span><text:span text:style-name="Strong_20_Emphasis"><text:span text:style-name="T132"><text:line-break/></text:span></text:span><text:span text:style-name="T103">De </text:span><text:span text:style-name="T106">ver</text:span><text:span text:style-name="T103">volgstappen staan beschreven in </text:span><text:span text:style-name="Sterk_20_accent_20_voetnoot"><text:span text:style-name="T36">Linux informatie</text:span></text:span><text:span text:style-name="T103">, te vinden op </text:span><text:a xlink:type="simple" xlink:href="https://karelzimmer.nl/" text:style-name="Internet_20_link" text:visited-style-name="Visited_20_Internet_20_Link"><text:span text:style-name="T236">karelzimmer.nl</text:span></text:a><text:span text:style-name="T103">, onder </text:span><text:span text:style-name="Sterk_20_accent_20_voetnoot"><text:span text:style-name="T36">Linux</text:span></text:span><text:span text:style-name="T103">.</text:span></text:p></text:note-body></text:note>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47"/></text:span></text:p>
          </table:table-cell>
          <table:table-cell table:style-name="_32_._5f_Installatie_5f_uitvoeren.C2" office:value-type="string">
            <text:p text:style-name="P13"><text:span text:style-name="T74">Selecteer</text:span><text:span text:style-name="T43"> </text:span><text:span text:style-name="Strong_20_Emphasis"><text:span text:style-name="T89">Try or Install Ubuntu</text:span></text:span><text:span text:style-name="T41"> </text:span><text:span text:style-name="T44">en druk op </text:span><text:span text:style-name="T49">de </text:span><text:span text:style-name="T29">Enter</text:span><text:span text:style-name="T48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79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77">Kies</text:span><text:span text:style-name="T178"> </text:span><text:span text:style-name="Strong_20_Emphasis"><text:span text:style-name="T184">Nederlands</text:span></text:span><text:span text:style-name="T178"> en klik</text:span><text:span text:style-name="T179"> </text:span><text:span text:style-name="T178">op</text:span><text:span text:style-name="T177"> </text:span><text:span text:style-name="Strong_20_Emphasis"><text:span text:style-name="T153">Next</text:span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1" draw:text-style-name="P79" svg:width="0.35cm" svg:height="0.35cm" draw:control="control23"/></text:span></text:p>
          </table:table-cell>
          <table:table-cell table:style-name="_32_._5f_Installatie_5f_uitvoeren.C7" office:value-type="string">
            <text:p text:style-name="Standard"><text:span text:style-name="T193">Bij</text:span><text:span text:style-name="T186"> </text:span><text:span text:style-name="Strong_20_Emphasis"><text:span text:style-name="T196">Kies uw toetsenbordindeling</text:span></text:span><text:span text:style-name="T186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Kies <text:span text:style-name="Strong_20_Emphasis">Engels VS</text:span> en <text:span text:style-name="T263">variant</text:span> <text:span text:style-name="Strong_20_Emphasis">Engels (VS, internationaal, met doede toetsen)</text:span><text:span text:style-name="T178"> en klik</text:span><text:span text:style-name="T179"> </text:span><text:span text:style-name="T178">op</text:span><text:span text:style-name="T177"> </text:span><text:span text:style-name="Strong_20_Emphasis"><text:span text:style-name="T153">Next</text:span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1" draw:text-style-name="P79" svg:width="0.35cm" svg:height="0.35cm" draw:control="control24"/></text:span></text:p>
          </table:table-cell>
          <table:table-cell table:style-name="_32_._5f_Installatie_5f_uitvoeren.C7" office:value-type="string">
            <text:p text:style-name="Standard"><text:span text:style-name="T193">Bij</text:span><text:span text:style-name="T186"> </text:span><text:span text:style-name="Strong_20_Emphasis"><text:span text:style-name="T197">What apps would you like to install to start with?</text:span></text:span><text:span text:style-name="T197"> kies </text:span><text:span text:style-name="Strong_20_Emphasis"><text:span text:style-name="T197">Extended selection</text:span></text:span><text:span text:style-name="T198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198">klik</text:span><text:span text:style-name="T199"> </text:span><text:span text:style-name="T198">op</text:span><text:span text:style-name="T200"> </text:span><text:span text:style-name="Strong_20_Emphasis"><text:span text:style-name="T205">Next</text:span></text:span><text:span text:style-name="T20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1" draw:text-style-name="P79" svg:width="0.35cm" svg:height="0.35cm" draw:control="control5"/></text:span></text:p>
          </table:table-cell>
          <table:table-cell table:style-name="_32_._5f_Installatie_5f_uitvoeren.C14" office:value-type="string">
            <text:p text:style-name="Standard"><text:span text:style-name="T193">Bij</text:span><text:span text:style-name="T186"> </text:span><text:span text:style-name="Strong_20_Emphasis"><text:span text:style-name="T194">Create your account</text:span></text:span><text:span text:style-name="T186">: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5" office:value-type="string">
            <text:p text:style-name="P8"><text:span text:style-name="T192">V</text:span><text:span text:style-name="T187">ul </text:span><text:span text:style-name="T188">in </text:span><text:span text:style-name="Strong_20_Emphasis"><text:span text:style-name="T194">Your</text:span></text:span><text:span text:style-name="Strong_20_Emphasis"><text:span text:style-name="T189"> n</text:span></text:span><text:span text:style-name="Strong_20_Emphasis"><text:span text:style-name="T190">am</text:span></text:span><text:span text:style-name="Strong_20_Emphasis"><text:span text:style-name="T194">e</text:span></text:span><text:span text:style-name="T190"> </text:span><text:span text:style-name="T11">&lt;</text:span><text:span text:style-name="T12">gebruiker&gt;</text:span><text:span text:style-name="T201">, </text:span><text:span text:style-name="Strong_20_Emphasis"><text:span text:style-name="T207"><text:line-break/></text:span></text:span><text:span text:style-name="Strong_20_Emphasis"><text:span text:style-name="T194">You</text:span></text:span><text:span text:style-name="Strong_20_Emphasis"><text:span text:style-name="T206">r</text:span></text:span><text:span text:style-name="Strong_20_Emphasis"><text:span text:style-name="T189"> </text:span></text:span><text:span text:style-name="Strong_20_Emphasis"><text:span text:style-name="T191">computer</text:span></text:span><text:span text:style-name="Strong_20_Emphasis"><text:span text:style-name="T204">'s </text:span></text:span><text:span text:style-name="Strong_20_Emphasis"><text:span text:style-name="T203">name</text:span></text:span><text:span text:style-name="T14"> &lt;computernaam&gt;</text:span><text:span text:style-name="T190">,</text:span><text:span text:style-name="Strong_20_Emphasis"><text:span text:style-name="T208"><text:line-break/></text:span></text:span><text:span text:style-name="Strong_20_Emphasis"><text:span text:style-name="T195">Your username</text:span></text:span><text:span text:style-name="T190"> &lt;</text:span><text:span text:style-name="T14">gebruikersnaam&gt;</text:span><text:span text:style-name="T190">,</text:span><text:span text:style-name="Strong_20_Emphasis"><text:span text:style-name="T208"><text:line-break/></text:span></text:span><text:span text:style-name="T202">g</text:span><text:span text:style-name="T185">eef tweemaal een </text:span><text:span text:style-name="Strong_20_Emphasis"><text:span text:style-name="T185">wachtwoord</text:span></text:span><text:span text:style-name="T198"> en klik</text:span><text:span text:style-name="T199"> </text:span><text:span text:style-name="T198">op</text:span><text:span text:style-name="T200"> </text:span><text:span text:style-name="Strong_20_Emphasis"><text:span text:style-name="T205">Next</text:span></text:span><text:span text:style-name="T200">.</text:span></text:p>
          </table:table-cell>
        </table:table-row>
      </table:table>
      <text:p text:style-name="P27"><text:span text:style-name="Strong_20_Emphasis"><text:span text:style-name="T82"/></text:span></text:p>
      <text:list text:continue-numbering="true" text:style-name="L1">
        <text:list-item>
          <text:p text:style-name="P73"><text:span text:style-name="Strong_20_Emphasis"><text:span text:style-name="T90">Installatie </text:span></text:span><text:span text:style-name="Strong_20_Emphasis"><text:span text:style-name="T91">afronden</text:span></text:span></text:p>
        </text:list-item>
      </text:list>
      <text:p text:style-name="P28"><text:span text:style-name="Strong_20_Emphasis"><text:span text:style-name="T4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80"><draw:control text:anchor-type="as-char" draw:z-index="3" draw:name="Vorm24" draw:style-name="gr1" draw:text-style-name="P7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1"><text:span text:style-name="T42">Aanmelden als </text:span><text:span text:style-name="T6">&lt;</text:span><text:span text:style-name="T7">gebruiker&gt;</text:span><text:span text:style-name="T42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1" draw:text-style-name="P79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5"><text:span text:style-name="Strong_20_Emphasis"><text:span text:style-name="T80"><draw:control text:anchor-type="as-char" draw:z-index="20" draw:name="Vorm 5" draw:style-name="gr1" draw:text-style-name="P79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54"><text:span text:style-name="T72">D</text:span><text:span text:style-name="T64">ruk</text:span><text:span text:style-name="T53"> op</text:span><text:span text:style-name="T65"> de </text:span><text:span text:style-name="T30">Super</text:span><text:span text:style-name="T65">-toets</text:span><text:span text:style-name="T40"><text:note text:id="ftn7" text:note-class="footnote"><text:note-citation>1</text:note-citation><text:note-body><text:p text:style-name="P26"><text:span text:style-name="T148">De </text:span><text:span text:style-name="T150">Super</text:span><text:span text:style-name="T148">-toets is de Windows-toets, Command-toets </text:span><text:span text:style-name="T149">(Apple)</text:span><text:span text:style-name="T148">, of Vergrootglas-toets </text:span><text:span text:style-name="T149">(Chromebook)</text:span><text:span text:style-name="T148">.</text:span></text:p></text:note-body></text:note></text:span><text:span text:style-name="T53">, </text:span><text:span text:style-name="T62">t</text:span><text:span text:style-name="T57">yp </text:span><text:span text:style-name="User_20_Entry"><text:span text:style-name="T25">t</text:span></text:span><text:span text:style-name="User_20_Entry"><text:span text:style-name="T24">erm</text:span></text:span><text:span text:style-name="T49"> </text:span><text:span text:style-name="T63">e</text:span><text:span text:style-name="T48">n </text:span><text:span text:style-name="T60">k</text:span><text:span text:style-name="T48">lik op het pictogram van </text:span><text:span text:style-name="Strong_20_Emphasis"><text:span text:style-name="T31">Terminalvenster</text:span></text:span><text:span text:style-name="T49">.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47"/></text:span></text:p>
          </table:table-cell>
          <table:table-cell table:style-name="_33_._5f_Installatie_5f_afronden.C6" office:value-type="string">
            <text:p text:style-name="P52"><text:span text:style-name="T3">Typ</text:span><text:span text:style-name="T49"> de </text:span><text:span text:style-name="T77">volgende </text:span><text:span text:style-name="T50">twee </text:span><text:span text:style-name="T49">opdrachten, ieder gevolgd door de </text:span><text:span text:style-name="T30">Enter</text:span><text:span text:style-name="T48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8"><text:span text:style-name="User_20_Entry"><text:span text:style-name="T22">wget karelzimmer.nl/</text:span></text:span><text:span text:style-name="User_20_Entry"><text:span text:style-name="T129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8" office:value-type="string">
            <text:p text:style-name="P58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34"><text:span text:style-name="T2">V</text:span><text:span text:style-name="T51">olg </text:span><text:span text:style-name="T52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10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80"><draw:control text:anchor-type="as-char" draw:z-index="21" draw:name="Vorm 7" draw:style-name="gr1" draw:text-style-name="P79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53"><text:span text:style-name="T72">D</text:span><text:span text:style-name="T67">ruk</text:span><text:span text:style-name="T66"> op</text:span><text:span text:style-name="T65"> de </text:span><text:span text:style-name="T30">Super</text:span><text:span text:style-name="T65">-toets</text:span><text:span text:style-name="T53">, </text:span><text:span text:style-name="T62">t</text:span><text:span text:style-name="T57">yp </text:span><text:span text:style-name="User_20_Entry"><text:span text:style-name="T25">m</text:span></text:span><text:span text:style-name="User_20_Entry"><text:span text:style-name="T24">enu</text:span></text:span><text:span text:style-name="T58"> </text:span><text:span text:style-name="T63">e</text:span><text:span text:style-name="T48">n </text:span><text:span text:style-name="T60">k</text:span><text:span text:style-name="T48">lik op het pictogram van </text:span><text:span text:style-name="Strong_20_Emphasis"><text:span text:style-name="T32">Installatiem</text:span></text:span><text:span text:style-name="Strong_20_Emphasis"><text:span text:style-name="T33">enu</text:span></text:span><text:span text:style-name="T58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47"/></text:span></text:p>
          </table:table-cell>
          <table:table-cell table:style-name="_33_._5f_Installatie_5f_afronden.C12" office:value-type="string">
            <text:p text:style-name="P49"><text:span text:style-name="T74">Selecteer</text:span><text:span text:style-name="T61"> </text:span><text:span text:style-name="Strong_20_Emphasis"><text:span text:style-name="T35">3</text:span></text:span><text:span text:style-name="T85"> </text:span><text:span text:style-name="T86">Installatie</text:span><text:span text:style-name="T87"> </text:span><text:span text:style-name="T88">afronden</text:span><text:span text:style-name="T70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3" office:value-type="string">
            <text:p text:style-name="P32"><text:span text:style-name="T2">V</text:span><text:span text:style-name="T51">olg </text:span><text:span text:style-name="T52">de aanwijzingen op het scherm.</text:span></text:p>
          </table:table-cell>
        </table:table-row>
      </table:table>
      <text:p text:style-name="P28"><text:span text:style-name="Strong_20_Emphasis"><text:span text:style-name="T42"/></text:span></text:p>
      <text:list text:continue-numbering="true" text:style-name="L1">
        <text:list-item>
          <text:p text:style-name="P76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80"><draw:control text:anchor-type="as-char" draw:z-index="4" draw:name="Vorm40_0" draw:style-name="gr1" draw:text-style-name="P79" svg:width="0.35cm" svg:height="0.35cm" draw:control="control3"/></text:span></text:span></text:p>
          </table:table-cell>
          <table:table-cell table:style-name="Tabel2.A1" office:value-type="string">
            <text:p text:style-name="P43"><text:span text:style-name="Strong_20_Emphasis"><text:span text:style-name="T80"><draw:control text:anchor-type="as-char" draw:z-index="9" draw:name="Vorm40_ 1" draw:style-name="gr1" draw:text-style-name="P79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T42">Aanmelden als </text:span><text:span text:style-name="T6">&lt;</text:span><text:span text:style-name="T7">gebruiker&gt;</text:span><text:span text:style-name="T68"><text:note text:id="ftn8" text:note-class="footnote"><text:note-citation>1</text:note-citation><text:note-body><text:p text:style-name="P36"><text:span text:style-name="T126">E</text:span><text:span text:style-name="T128">ventuele extra </text:span><text:span text:style-name="T260">gebruiker</text:span><text:span text:style-name="T127">s </text:span><text:span text:style-name="T128">aanmelden en dezelfde stappen uitvoeren.</text:span></text:p></text:note-body></text:note></text:span><text:span text:style-name="T42">.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21"><text:span text:style-name="Strong_20_Emphasis"><text:span text:style-name="T79"><draw:control text:anchor-type="as-char" draw:z-index="11" draw:name="Vorm13_ 1" draw:style-name="gr1" draw:text-style-name="P79" svg:width="0.35cm" svg:height="0.35cm" draw:control="control10"/></text:span></text:span></text:p>
          </table:table-cell>
          <table:table-cell table:style-name="Tabel2.D2" office:value-type="string">
            <text:p text:style-name="P64">Volg de welkomstschermen.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80"><draw:control text:anchor-type="as-char" draw:z-index="22" draw:name="Vorm 8" draw:style-name="gr1" draw:text-style-name="P79" svg:width="0.35cm" svg:height="0.35cm" draw:control="control21"/></text:span></text:span></text:p>
          </table:table-cell>
          <table:table-cell table:style-name="Tabel2.A1" office:value-type="string">
            <text:p text:style-name="P46"><text:span text:style-name="Strong_20_Emphasis"><text:span text:style-name="T80"><draw:control text:anchor-type="as-char" draw:z-index="23" draw:name="Vorm 9" draw:style-name="gr1" draw:text-style-name="P79" svg:width="0.35cm" svg:height="0.35cm" draw:control="control22"/></text:span></text:span></text:p>
          </table:table-cell>
          <table:table-cell table:style-name="Tabel2.D5" office:value-type="string">
            <text:p text:style-name="P12"><text:span text:style-name="T73">D</text:span><text:span text:style-name="T67">ruk</text:span><text:span text:style-name="T66"> op</text:span><text:span text:style-name="T65"> de </text:span><text:span text:style-name="T30">Super</text:span><text:span text:style-name="T65">-toets</text:span><text:span text:style-name="T39"><text:note text:id="ftn9" text:note-class="footnote"><text:note-citation>2</text:note-citation><text:note-body><text:p text:style-name="P26"><text:span text:style-name="T148">De </text:span><text:span text:style-name="T150">Super</text:span><text:span text:style-name="T148">-toets is de Windows-toets, Command-toets </text:span><text:span text:style-name="T149">(Apple)</text:span><text:span text:style-name="T148">, of Vergrootglas-toets </text:span><text:span text:style-name="T149">(Chromebook)</text:span><text:span text:style-name="T148">.</text:span></text:p></text:note-body></text:note></text:span><text:span text:style-name="T53">, </text:span><text:span text:style-name="T62">t</text:span><text:span text:style-name="T57">yp </text:span><text:span text:style-name="User_20_Entry"><text:span text:style-name="T25">m</text:span></text:span><text:span text:style-name="User_20_Entry"><text:span text:style-name="T26">enu</text:span></text:span><text:span text:style-name="T58"> </text:span><text:span text:style-name="T63">e</text:span><text:span text:style-name="T48">n </text:span><text:span text:style-name="T60">k</text:span><text:span text:style-name="T48">lik op het pictogram van </text:span><text:span text:style-name="Strong_20_Emphasis"><text:span text:style-name="T32">Installatiem</text:span></text:span><text:span text:style-name="Strong_20_Emphasis"><text:span text:style-name="T33">enu</text:span></text:span><text:span text:style-name="T58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6" office:value-type="string">
            <text:p text:style-name="P11"><text:span text:style-name="T74">Selecteer</text:span><text:span text:style-name="T61"> </text:span><text:span text:style-name="Strong_20_Emphasis"><text:span text:style-name="T35">4</text:span></text:span><text:span text:style-name="T85"> </text:span><text:span text:style-name="T75">Gebruiker inrichten</text:span><text:span text:style-name="T70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7" office:value-type="string">
            <text:p text:style-name="P33"><text:span text:style-name="T2">V</text:span><text:span text:style-name="T51">olg </text:span><text:span text:style-name="T52">de aanwijzingen op het scherm.</text:span></text:p>
          </table:table-cell>
        </table:table-row>
      </table:table>
      <text:p text:style-name="P10"><text:span text:style-name="Strong_20_Emphasis"><text:span text:style-name="T69"/></text:span></text:p>
      <text:p text:style-name="P22"/>
      <text:p text:style-name="P23"><text:span text:style-name="T140">E</text:span><text:span text:style-name="T141">inde c</text:span><text:span text:style-name="T142">hecklist, </text:span><text:span text:style-name="T143">d</text:span><text:span text:style-name="T142">e installatie van </text:span><text:span text:style-name="T146"><text:user-field-get text:name="Distro">Ubuntu</text:user-field-get></text:span><text:span text:style-name="T144"><text:s/></text:span><text:span text:style-name="T145"><text:user-field-get text:name="Version">24.04 LTS</text:user-field-get></text:span><text:span text:style-name="T145"><text:s/></text:span><text:span text:style-name="T147">Desktop</text:span><text:span text:style-name="T38"> </text:span><text:span text:style-name="T142">is voltooid.</text:span></text:p>
      <text:p text:style-name="P4"/>
      <text:list text:style-name="L2">
        <text:list-header>
          <text:p text:style-name="P77"><text:span text:style-name="T255">Geschreven door </text:span><text:a xlink:type="simple" xlink:href="mailto:info@karelzimmer.nl?subject=Checklist%20installatie%20Linux" text:style-name="Internet_20_link" text:visited-style-name="Visited_20_Internet_20_Link"><text:span text:style-name="T256">Karel Zimmer</text:span></text:a><text:span text:style-name="T257">.</text:span></text:p>
          <text:p text:style-name="P78"><text:span text:style-name="T259">Licentie </text:span><text:span text:style-name="T257">C</text:span><text:span text:style-name="T258">C0</text:span><text:span text:style-name="T257"> 1.0 </text:span><text:span text:style-name="T25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4"><text:s/></text:span><text:span text:style-name="T25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4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2-18T10:45:50.903637008">18-02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0:45:50.734187107</dc:date>
    <meta:keyword>Installatie</meta:keyword>
    <meta:keyword>Checklist</meta:keyword>
    <meta:keyword>Linux</meta:keyword>
    <meta:editing-cycles>6970</meta:editing-cycles>
    <meta:editing-duration>P12DT11H41M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1" meta:word-count="502" meta:character-count="3477" meta:non-whitespace-character-count="3021"/>
    <meta:user-defined meta:name="Info 1"/>
    <meta:user-defined meta:name="Info 2"/>
    <meta:user-defined meta:name="Info 3"/>
    <meta:user-defined meta:name="Info 4"/>
  </office:meta>
</office:document-meta>
</file>